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11cm" fo:min-width="2.708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98cm" fo:min-width="0.148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dash" draw:stroke-dash="Dash_20__28_Rounded_29_" svg:stroke-linecap="round" draw:textarea-horizontal-align="justify" draw:textarea-vertical-align="middle" draw:auto-grow-height="false" fo:min-height="1.547cm" fo:min-width="11.74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82cm" fo:min-width="1.104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98cm" fo:min-width="0.149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2.15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69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55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55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5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07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40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2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32cm" loext:decorative="false"/>
      <style:paragraph-properties style:writing-mode="lr-tb"/>
    </style:style>
    <style:style style:name="gr31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8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35" style:family="graphic" style:parent-style-name="standard">
      <style:graphic-properties draw:stroke="dash" draw:stroke-dash="Double_20_Dash_20__28_Rounded_29_" svg:stroke-linecap="round" draw:fill="none" loext:fill-use-slide-background="false" draw:textarea-horizontal-align="justify" draw:textarea-vertical-align="middle" draw:auto-grow-height="false" fo:min-height="9.91cm" fo:min-width="5.8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0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3cm" fo:min-width="0cm" loext:decorative="false"/>
      <style:paragraph-properties style:writing-mode="lr-tb"/>
    </style:style>
    <style:style style:name="gr40" style:family="graphic" style:parent-style-name="objectwithoutfill">
      <style:graphic-properties svg:stroke-color="#ff4000" draw:marker-end="Arrowheads_20_28" draw:marker-end-width="0.3cm" draw:fill="none" draw:textarea-vertical-align="middle" loext:decorative="false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77cm" fo:min-width="0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88cm" fo:min-width="0.988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2" style:family="paragraph">
      <loext:graphic-properties draw:fill="none" draw:fill-color="#ffffff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08cm" svg:height="1.361cm" svg:x="8.79cm" svg:y="2.379cm">
          <text:p text:style-name="P1"><text:span text:style-name="T1">From_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208cm" svg:height="1.361cm" svg:x="16.946cm" svg:y="2.379cm">
          <text:p text:style-name="P1"><text:span text:style-name="T1">Check_err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208cm" svg:height="1.361cm" svg:x="21.872cm" svg:y="6.71cm">
          <text:p text:style-name="P1"><text:span text:style-name="T1">Chomsk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208cm" svg:height="1.361cm" svg:x="21.872cm" svg:y="12.563cm">
          <text:p text:style-name="P1"><text:span text:style-name="T1">Dechomsk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208cm" svg:height="1.361cm" svg:x="21.872cm" svg:y="9.697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1" draw:layer="layout" svg:width="0.916cm" svg:height="0.916cm" svg:x="1.036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.494cm" svg:y1="7.631cm" svg:x2="1.494cm" svg:y2="9.006cm">
            <text:p/>
          </draw:line>
          <draw:line draw:style-name="gr4" draw:text-style-name="P3" draw:layer="layout" svg:x1="1.036cm" svg:y1="7.861cm" svg:x2="1.952cm" svg:y2="7.861cm">
            <text:p/>
          </draw:line>
          <draw:line draw:style-name="gr4" draw:text-style-name="P3" draw:layer="layout" svg:x1="1.036cm" svg:y1="9.235cm" svg:x2="1.494cm" svg:y2="8.319cm">
            <text:p/>
          </draw:line>
          <draw:line draw:style-name="gr4" draw:text-style-name="P3" draw:layer="layout" svg:x1="1.952cm" svg:y1="9.235cm" svg:x2="1.494cm" svg:y2="8.319cm">
            <text:p/>
          </draw:line>
        </draw:g>
        <draw:custom-shape draw:style-name="gr5" draw:text-style-name="P2" draw:layer="layout" svg:width="12.246cm" svg:height="1.797cm" draw:transform="rotate (1.5707963267949) translate (2.962cm 14.642cm)">
          <text:p text:style-name="P1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3.208cm" svg:height="2.063cm" svg:x="16.946cm" svg:y="6.287cm">
          <text:p text:style-name="P1"><text:span text:style-name="T1">no erro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3" draw:layer="layout" svg:x1="12.112cm" svg:y1="2.728cm" svg:x2="16.924cm" svg:y2="2.728cm">
          <text:p text:style-name="P4"><text:span text:style-name="T1">Grammar</text:span></text:p>
          <text:p text:style-name="P4"><text:span text:style-name="T1"/></text:p>
        </draw:line>
        <draw:line draw:style-name="gr7" draw:text-style-name="P3" draw:layer="layout" svg:x1="12.112cm" svg:y1="3.415cm" svg:x2="16.924cm" svg:y2="3.415cm">
          <text:p text:style-name="P4"><text:span text:style-name="T1">Word</text:span></text:p>
          <text:p text:style-name="P4"><text:span text:style-name="T1"/></text:p>
        </draw:line>
        <draw:custom-shape draw:style-name="gr8" draw:text-style-name="P2" xml:id="id2" draw:id="id2" draw:layer="layout" svg:width="0.917cm" svg:height="0.916cm" svg:x="15.228cm" svg:y="4.79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0.394cm" svg:y1="3.74cm" svg:x2="15.228cm" svg:y2="5.248cm" draw:start-shape="id1" draw:start-glue-point="2" draw:end-shape="id2" draw:end-glue-point="6" svg:d="M10394 3740v1508h4834" svg:viewBox="0 0 4835 1509">
          <text:p/>
        </draw:connector>
        <draw:connector draw:style-name="gr10" draw:text-style-name="P3" draw:layer="layout" svg:x1="18.55cm" svg:y1="3.74cm" svg:x2="16.145cm" svg:y2="5.248cm" draw:start-shape="id3" draw:start-glue-point="2" draw:end-shape="id2" draw:end-glue-point="10" svg:d="M18550 3740v1508h-2405" svg:viewBox="0 0 2406 1509">
          <text:p/>
        </draw:connector>
        <draw:connector draw:style-name="gr11" draw:text-style-name="P3" draw:layer="layout" svg:x1="18.55cm" svg:y1="8.35cm" svg:x2="20.367cm" svg:y2="10.842cm" draw:start-shape="id4" draw:start-glue-point="6" draw:end-shape="id5" svg:d="M18550 8350v2492h1817" svg:viewBox="0 0 1818 2493">
          <text:p/>
        </draw:connector>
        <draw:connector draw:style-name="gr12" draw:text-style-name="P3" draw:layer="layout" draw:line-skew="-0.352cm" svg:x1="15.687cm" svg:y1="5.706cm" svg:x2="13.281cm" svg:y2="9.697cm" draw:start-shape="id2" draw:start-glue-point="8" draw:end-shape="id6" draw:end-glue-point="0" svg:d="M15687 5706v1644h-2406v2347" svg:viewBox="0 0 2407 3992">
          <text:p/>
        </draw:connector>
        <draw:connector draw:style-name="gr13" draw:text-style-name="P3" draw:layer="layout" svg:x1="23.476cm" svg:y1="8.071cm" svg:x2="23.476cm" svg:y2="9.697cm" draw:start-shape="id7" draw:start-glue-point="2" draw:end-shape="id8" draw:end-glue-point="0" svg:d="M23476 8071v1626" svg:viewBox="0 0 1 1627">
          <text:p/>
        </draw:connector>
        <draw:connector draw:style-name="gr14" draw:text-style-name="P3" draw:layer="layout" svg:x1="23.476cm" svg:y1="11.058cm" svg:x2="23.476cm" svg:y2="12.563cm" draw:start-shape="id8" draw:start-glue-point="2" draw:end-shape="id9" draw:end-glue-point="0" svg:d="M23476 11058v1505" svg:viewBox="0 0 1 1506">
          <text:p/>
        </draw:connector>
        <draw:connector draw:style-name="gr15" draw:text-style-name="P3" draw:layer="layout" svg:x1="25.08cm" svg:y1="7.39cm" svg:x2="25.08cm" svg:y2="13.243cm" draw:start-shape="id7" draw:start-glue-point="1" draw:end-shape="id9" svg:d="M25080 7390h501v5853h-501" svg:viewBox="0 0 502 5854">
          <text:p/>
        </draw:connector>
        <draw:connector draw:style-name="gr16" draw:text-style-name="P3" draw:layer="layout" svg:x1="21.872cm" svg:y1="13.243cm" svg:x2="13.281cm" svg:y2="11.058cm" draw:start-shape="id9" draw:start-glue-point="3" draw:end-shape="id6" draw:end-glue-point="2" svg:d="M21872 13243h-8591v-2185" svg:viewBox="0 0 8592 2186">
          <text:p/>
        </draw:connector>
        <draw:line draw:style-name="gr17" draw:text-style-name="P3" draw:layer="layout" svg:x1="15.542cm" svg:y1="7.311cm" svg:x2="16.917cm" svg:y2="7.311cm">
          <text:p/>
        </draw:line>
        <draw:line draw:style-name="gr18" draw:text-style-name="P3" draw:layer="layout" svg:x1="13.75cm" svg:y1="2.728cm" svg:x2="13.75cm" svg:y2="9.602cm">
          <text:p/>
        </draw:line>
        <draw:line draw:style-name="gr19" draw:text-style-name="P3" draw:layer="layout" svg:x1="12.834cm" svg:y1="3.415cm" svg:x2="12.834cm" svg:y2="9.602cm">
          <text:p/>
        </draw:line>
        <draw:line draw:style-name="gr4" draw:text-style-name="P3" xml:id="id10" draw:id="id10" draw:layer="layout" svg:x1="20.132cm" svg:y1="2.728cm" svg:x2="22.881cm" svg:y2="2.728cm">
          <text:p/>
        </draw:line>
        <draw:line draw:style-name="gr4" draw:text-style-name="P3" draw:layer="layout" svg:x1="20.132cm" svg:y1="3.415cm" svg:x2="21.048cm" svg:y2="3.415cm">
          <text:p/>
        </draw:line>
        <draw:connector draw:style-name="gr20" draw:text-style-name="P3" draw:layer="layout" draw:line-skew="-2.132cm" svg:x1="22.881cm" svg:y1="2.728cm" svg:x2="23.476cm" svg:y2="6.71cm" draw:start-shape="id10" draw:start-glue-point="1" draw:end-shape="id7" draw:end-glue-point="0" svg:d="M22881 2728v-141h595v4123" svg:viewBox="0 0 596 4124">
          <text:p/>
        </draw:connector>
        <draw:line draw:style-name="gr4" draw:text-style-name="P3" draw:layer="layout" svg:x1="21.048cm" svg:y1="3.415cm" svg:x2="21.048cm" svg:y2="9.83cm">
          <text:p/>
        </draw:line>
        <draw:line draw:style-name="gr21" draw:text-style-name="P3" draw:layer="layout" svg:x1="21.048cm" svg:y1="9.831cm" svg:x2="21.896cm" svg:y2="9.831cm">
          <text:p/>
        </draw:line>
        <draw:frame draw:style-name="gr22" draw:text-style-name="P5" draw:layer="layout" svg:width="6.17cm" svg:height="1.183cm" svg:x="21.595cm" svg:y="3.857cm">
          <draw:text-box>
            <text:p><text:span text:style-name="T1">Error_free_grammar</text:span></text:p>
          </draw:text-box>
        </draw:frame>
        <draw:frame draw:style-name="gr23" draw:text-style-name="P5" draw:layer="layout" svg:width="3.151cm" svg:height="1.039cm" svg:x="19.216cm" svg:y="5.012cm">
          <draw:text-box>
            <text:p><text:span text:style-name="T1">Error_free_word</text:span></text:p>
          </draw:text-box>
        </draw:frame>
        <draw:frame draw:style-name="gr24" draw:text-style-name="P5" draw:layer="layout" svg:width="1.788cm" svg:height="1.039cm" svg:x="10.737cm" svg:y="4.79cm">
          <draw:text-box>
            <text:p><text:span text:style-name="T1">Errors</text:span></text:p>
          </draw:text-box>
        </draw:frame>
        <draw:frame draw:style-name="gr25" draw:text-style-name="P5" draw:layer="layout" svg:width="2.007cm" svg:height="1.039cm" svg:x="17.185cm" svg:y="4.81cm">
          <draw:text-box>
            <text:p><text:span text:style-name="T1">Errors</text:span></text:p>
          </draw:text-box>
        </draw:frame>
        <draw:frame draw:style-name="gr26" draw:text-style-name="P5" draw:layer="layout" svg:width="3.398cm" svg:height="1.039cm" svg:x="17.382cm" svg:y="9.602cm">
          <draw:text-box>
            <text:p><text:span text:style-name="T1">ok_to_run</text:span></text:p>
          </draw:text-box>
        </draw:frame>
        <draw:frame draw:style-name="gr27" draw:text-style-name="P5" draw:layer="layout" svg:width="4.353cm" svg:height="1.039cm" svg:x="21.507cm" svg:y="8.456cm">
          <draw:text-box>
            <text:p><text:span text:style-name="T1">Chomsky_grammar</text:span></text:p>
          </draw:text-box>
        </draw:frame>
        <draw:frame draw:style-name="gr28" draw:text-style-name="P5" draw:layer="layout" svg:width="4.072cm" svg:height="1.039cm" svg:x="21.153cm" svg:y="11.428cm">
          <draw:text-box>
            <text:p><text:span text:style-name="T1">Chomsky_parse_trees</text:span></text:p>
          </draw:text-box>
        </draw:frame>
        <draw:frame draw:style-name="gr29" draw:text-style-name="P7" draw:layer="layout" svg:width="4.04cm" svg:height="1.039cm" draw:transform="rotate (-1.5707963267949) translate (26.269cm 8.101cm)">
          <draw:text-box>
            <text:p text:style-name="P6"><text:span text:style-name="T1">Chomskyfication_info</text:span></text:p>
          </draw:text-box>
        </draw:frame>
        <draw:frame draw:style-name="gr30" draw:text-style-name="P5" draw:layer="layout" svg:width="2.946cm" svg:height="1.039cm" svg:x="15.929cm" svg:y="12.573cm">
          <draw:text-box>
            <text:p><text:span text:style-name="T1">Parse_trees</text:span></text:p>
          </draw:text-box>
        </draw:frame>
        <draw:line draw:style-name="gr31" draw:text-style-name="P8" draw:layer="layout" svg:x1="4.81cm" svg:y1="2.905cm" svg:x2="8.62cm" svg:y2="2.905cm">
          <text:p/>
        </draw:line>
        <draw:line draw:style-name="gr32" draw:text-style-name="P8" draw:layer="layout" svg:x1="11.95cm" svg:y1="10.525cm" svg:x2="10.68cm" svg:y2="10.525cm">
          <text:p/>
        </draw:line>
        <draw:frame draw:style-name="gr33" draw:text-style-name="P9" draw:layer="layout" svg:width="2.788cm" svg:height="0.645cm" svg:x="4.845cm" svg:y="9.88cm">
          <draw:text-box>
            <text:p><text:span text:style-name="T2">Http_response</text:span></text:p>
          </draw:text-box>
        </draw:frame>
        <draw:frame draw:style-name="gr34" draw:text-style-name="P11" draw:layer="layout" svg:width="4.11cm" svg:height="8.131cm" svg:x="4.827cm" svg:y="1.635cm">
          <draw:text-box>
            <text:p text:style-name="P10"><text:span text:style-name="T2">http_terminals</text:span></text:p>
            <text:p text:style-name="P10"><text:span text:style-name="T2">http_nonterminals</text:span></text:p>
            <text:p text:style-name="P10"><text:span text:style-name="T2">http_head</text:span></text:p>
            <text:p text:style-name="P10"><text:span text:style-name="T2">http_rules</text:span></text:p>
            <text:p text:style-name="P10"><text:span text:style-name="T2">http_word</text:span></text:p>
          </draw:text-box>
        </draw:frame>
        <draw:custom-shape draw:style-name="gr35" draw:text-style-name="P8" xml:id="id5" draw:id="id5" draw:layer="layout" svg:width="6.35cm" svg:height="10.16cm" svg:x="20.36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08cm" svg:height="1.361cm" svg:x="7.587cm" svg:y="9.612cm">
          <text:p text:style-name="P1"><text:span text:style-name="T1">View_manager</text:span></text:p>
          <draw:enhanced-geometry svg:viewBox="0 0 21600 21600" draw:type="rectangle" draw:enhanced-path="M 0 0 L 21600 0 21600 21600 0 21600 0 0 Z N"/>
        </draw:custom-shape>
        <draw:line draw:style-name="gr32" draw:text-style-name="P8" draw:layer="layout" svg:x1="7.351cm" svg:y1="10.525cm" svg:x2="4.81cm" svg:y2="10.525cm">
          <text:p/>
        </draw:line>
        <draw:frame draw:style-name="gr36" draw:text-style-name="P12" draw:layer="layout" svg:width="5.29cm" svg:height="0.962cm" svg:x="21.002cm" svg:y="14.652cm">
          <draw:text-box>
            <text:p>Chomsky_parser</text:p>
          </draw:text-box>
        </draw:frame>
        <draw:frame draw:style-name="gr37" draw:text-style-name="P11" draw:layer="layout" svg:width="4.11cm" svg:height="8.131cm" svg:x="8.827cm" svg:y="13.636cm">
          <draw:text-box>
            <text:p text:style-name="P10"><text:span text:style-name="T2">http_terminals</text:span></text:p>
            <text:p text:style-name="P10"><text:span text:style-name="T2">http_nonterminals</text:span></text:p>
            <text:p text:style-name="P10"><text:span text:style-name="T2">http_head</text:span></text:p>
            <text:p text:style-name="P10"><text:span text:style-name="T2">http_rules</text:span></text:p>
            <text:p text:style-name="P10"><text:span text:style-name="T2">http_word</text:span></text:p>
            <text:p text:style-name="P10"><text:span text:style-name="T2">http_errors</text:span></text:p>
            <text:p text:style-name="P10"><text:span text:style-name="T2">http_parse_trees</text:span></text:p>
          </draw:text-box>
        </draw:frame>
        <draw:line draw:style-name="gr4" draw:text-style-name="P8" draw:layer="layout" svg:x1="10.207cm" svg:y1="13.382cm" svg:x2="11.16cm" svg:y2="10.842cm">
          <text:p/>
        </draw:line>
        <draw:custom-shape draw:style-name="gr1" draw:text-style-name="P2" xml:id="id6" draw:id="id6" draw:layer="layout" svg:width="3.208cm" svg:height="1.361cm" svg:x="11.677cm" svg:y="9.697cm">
          <text:p text:style-name="P1"><text:span text:style-name="T1">To_http</text:span></text:p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20.505cm" svg:height="0.962cm" svg:x="6.08cm" svg:y="17.827cm">
          <draw:text-box>
            <text:p>all that passes between the modules is data = simple types and structs </text:p>
          </draw:text-box>
        </draw:frame>
        <draw:frame draw:style-name="gr39" draw:text-style-name="P9" draw:layer="layout" svg:width="20.002cm" svg:height="4.763cm" svg:x="1.635cm" svg:y="19.097cm">
          <draw:text-box>
            <text:p><text:span text:style-name="T2">error free grammar/word are the same structures as Grammar/Word. Check_errors does not affect the data anyhow, therefore there’s no need for defining a new type <text:s/></text:span></text:p>
          </draw:text-box>
        </draw:frame>
      </draw:page>
      <draw:page draw:name="page2" draw:style-name="dp1" draw:master-page-name="Default">
        <draw:custom-shape draw:style-name="gr1" draw:text-style-name="P2" xml:id="id11" draw:id="id11" draw:layer="layout" svg:width="3.208cm" svg:height="1.361cm" svg:x="8.79cm" svg:y="2.379cm">
          <text:p text:style-name="P1"><text:span text:style-name="T1">From_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3.208cm" svg:height="1.361cm" svg:x="16.946cm" svg:y="2.379cm">
          <text:p text:style-name="P1"><text:span text:style-name="T1">Check_err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.208cm" svg:height="1.361cm" svg:x="21.872cm" svg:y="6.71cm">
          <text:p text:style-name="P1"><text:span text:style-name="T1">Chomsk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3.208cm" svg:height="1.361cm" svg:x="21.872cm" svg:y="12.563cm">
          <text:p text:style-name="P1"><text:span text:style-name="T1">Dechomsk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208cm" svg:height="1.361cm" svg:x="21.872cm" svg:y="9.697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1" draw:layer="layout" svg:width="0.916cm" svg:height="0.916cm" svg:x="1.036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.494cm" svg:y1="7.631cm" svg:x2="1.494cm" svg:y2="9.006cm">
            <text:p/>
          </draw:line>
          <draw:line draw:style-name="gr4" draw:text-style-name="P3" draw:layer="layout" svg:x1="1.036cm" svg:y1="7.861cm" svg:x2="1.952cm" svg:y2="7.861cm">
            <text:p/>
          </draw:line>
          <draw:line draw:style-name="gr4" draw:text-style-name="P3" draw:layer="layout" svg:x1="1.036cm" svg:y1="9.235cm" svg:x2="1.494cm" svg:y2="8.319cm">
            <text:p/>
          </draw:line>
          <draw:line draw:style-name="gr4" draw:text-style-name="P3" draw:layer="layout" svg:x1="1.952cm" svg:y1="9.235cm" svg:x2="1.494cm" svg:y2="8.319cm">
            <text:p/>
          </draw:line>
        </draw:g>
        <draw:custom-shape draw:style-name="gr5" draw:text-style-name="P2" draw:layer="layout" svg:width="12.246cm" svg:height="1.797cm" draw:transform="rotate (1.5707963267949) translate (2.962cm 14.642cm)">
          <text:p text:style-name="P1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3.208cm" svg:height="2.063cm" svg:x="16.946cm" svg:y="6.787cm">
          <text:p text:style-name="P1"><text:span text:style-name="T1">no erro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3" draw:layer="layout" svg:x1="12.112cm" svg:y1="2.728cm" svg:x2="16.924cm" svg:y2="2.728cm">
          <text:p text:style-name="P4"><text:span text:style-name="T1">Grammar</text:span></text:p>
          <text:p text:style-name="P4"><text:span text:style-name="T1"/></text:p>
        </draw:line>
        <draw:line draw:style-name="gr7" draw:text-style-name="P3" draw:layer="layout" svg:x1="12.112cm" svg:y1="3.415cm" svg:x2="16.924cm" svg:y2="3.415cm">
          <text:p text:style-name="P4"><text:span text:style-name="T1">Word</text:span></text:p>
          <text:p text:style-name="P4"><text:span text:style-name="T1"/></text:p>
        </draw:line>
        <draw:custom-shape draw:style-name="gr8" draw:text-style-name="P2" xml:id="id12" draw:id="id12" draw:layer="layout" svg:width="0.917cm" svg:height="0.916cm" svg:x="11.828cm" svg:y="5.79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0.394cm" svg:y1="3.74cm" svg:x2="11.828cm" svg:y2="6.248cm" draw:start-shape="id11" draw:start-glue-point="2" draw:end-shape="id12" draw:end-glue-point="6" svg:d="M10394 3740v2508h1434" svg:viewBox="0 0 1435 2509">
          <text:p/>
        </draw:connector>
        <draw:connector draw:style-name="gr10" draw:text-style-name="P3" draw:layer="layout" svg:x1="18.55cm" svg:y1="3.74cm" svg:x2="12.745cm" svg:y2="6.248cm" draw:start-shape="id13" draw:start-glue-point="2" draw:end-shape="id12" draw:end-glue-point="10" svg:d="M18550 3740v2508h-5805" svg:viewBox="0 0 5806 2509">
          <text:p/>
        </draw:connector>
        <draw:connector draw:style-name="gr11" draw:text-style-name="P3" draw:layer="layout" svg:x1="18.55cm" svg:y1="8.85cm" svg:x2="20.367cm" svg:y2="10.842cm" draw:start-shape="id14" draw:start-glue-point="6" draw:end-shape="id15" svg:d="M18550 8850v1992h1817" svg:viewBox="0 0 1818 1993">
          <text:p/>
        </draw:connector>
        <draw:connector draw:style-name="gr12" draw:text-style-name="P3" draw:layer="layout" draw:line-skew="-0.352cm" svg:x1="12.287cm" svg:y1="6.706cm" svg:x2="13.281cm" svg:y2="9.697cm" draw:start-shape="id12" draw:start-glue-point="8" draw:end-shape="id16" draw:end-glue-point="0" svg:d="M12287 6706v1144h994v1847" svg:viewBox="0 0 995 2992">
          <text:p/>
        </draw:connector>
        <draw:connector draw:style-name="gr13" draw:text-style-name="P3" draw:layer="layout" svg:x1="23.476cm" svg:y1="8.071cm" svg:x2="23.476cm" svg:y2="9.697cm" draw:start-shape="id17" draw:start-glue-point="2" draw:end-shape="id18" draw:end-glue-point="0" svg:d="M23476 8071v1626" svg:viewBox="0 0 1 1627">
          <text:p/>
        </draw:connector>
        <draw:connector draw:style-name="gr14" draw:text-style-name="P3" draw:layer="layout" svg:x1="23.476cm" svg:y1="11.058cm" svg:x2="23.476cm" svg:y2="12.563cm" draw:start-shape="id18" draw:start-glue-point="2" draw:end-shape="id19" draw:end-glue-point="0" svg:d="M23476 11058v1505" svg:viewBox="0 0 1 1506">
          <text:p/>
        </draw:connector>
        <draw:connector draw:style-name="gr15" draw:text-style-name="P3" draw:layer="layout" svg:x1="25.08cm" svg:y1="7.39cm" svg:x2="25.08cm" svg:y2="13.243cm" draw:start-shape="id17" draw:start-glue-point="1" draw:end-shape="id19" svg:d="M25080 7390h501v5853h-501" svg:viewBox="0 0 502 5854">
          <text:p/>
        </draw:connector>
        <draw:connector draw:style-name="gr16" draw:text-style-name="P3" draw:layer="layout" svg:x1="21.872cm" svg:y1="13.243cm" svg:x2="13.281cm" svg:y2="11.058cm" draw:start-shape="id19" draw:start-glue-point="3" draw:end-shape="id16" draw:end-glue-point="2" svg:d="M21872 13243h-8591v-2185" svg:viewBox="0 0 8592 2186">
          <text:p/>
        </draw:connector>
        <draw:line draw:style-name="gr17" draw:text-style-name="P3" draw:layer="layout" svg:x1="12.43cm" svg:y1="7.85cm" svg:x2="16.917cm" svg:y2="7.811cm">
          <text:p/>
        </draw:line>
        <draw:line draw:style-name="gr40" draw:text-style-name="P3" draw:layer="layout" svg:x1="8.302cm" svg:y1="2.905cm" svg:x2="8.302cm" svg:y2="9.572cm">
          <text:p/>
        </draw:line>
        <draw:line draw:style-name="gr4" draw:text-style-name="P3" xml:id="id20" draw:id="id20" draw:layer="layout" svg:x1="20.132cm" svg:y1="2.728cm" svg:x2="22.881cm" svg:y2="2.728cm">
          <text:p/>
        </draw:line>
        <draw:line draw:style-name="gr4" draw:text-style-name="P3" draw:layer="layout" svg:x1="20.132cm" svg:y1="3.415cm" svg:x2="21.048cm" svg:y2="3.415cm">
          <text:p/>
        </draw:line>
        <draw:connector draw:style-name="gr20" draw:text-style-name="P3" draw:layer="layout" draw:line-skew="-2.132cm" svg:x1="22.881cm" svg:y1="2.728cm" svg:x2="23.476cm" svg:y2="6.71cm" draw:start-shape="id20" draw:start-glue-point="1" draw:end-shape="id17" draw:end-glue-point="0" svg:d="M22881 2728v-141h595v4123" svg:viewBox="0 0 596 4124">
          <text:p/>
        </draw:connector>
        <draw:line draw:style-name="gr4" draw:text-style-name="P3" draw:layer="layout" svg:x1="21.048cm" svg:y1="3.415cm" svg:x2="21.048cm" svg:y2="9.83cm">
          <text:p/>
        </draw:line>
        <draw:line draw:style-name="gr21" draw:text-style-name="P3" draw:layer="layout" svg:x1="21.048cm" svg:y1="9.831cm" svg:x2="21.896cm" svg:y2="9.831cm">
          <text:p/>
        </draw:line>
        <draw:frame draw:style-name="gr22" draw:text-style-name="P5" draw:layer="layout" svg:width="6.17cm" svg:height="1.183cm" svg:x="21.595cm" svg:y="3.857cm">
          <draw:text-box>
            <text:p><text:span text:style-name="T1">Error_free_grammar</text:span></text:p>
          </draw:text-box>
        </draw:frame>
        <draw:frame draw:style-name="gr23" draw:text-style-name="P5" draw:layer="layout" svg:width="3.151cm" svg:height="1.039cm" svg:x="19.216cm" svg:y="5.012cm">
          <draw:text-box>
            <text:p><text:span text:style-name="T1">Error_free_word</text:span></text:p>
          </draw:text-box>
        </draw:frame>
        <draw:frame draw:style-name="gr24" draw:text-style-name="P5" draw:layer="layout" svg:width="1.788cm" svg:height="1.039cm" svg:x="10.137cm" svg:y="6.19cm">
          <draw:text-box>
            <text:p><text:span text:style-name="T1">Errors</text:span></text:p>
          </draw:text-box>
        </draw:frame>
        <draw:frame draw:style-name="gr25" draw:text-style-name="P5" draw:layer="layout" svg:width="2.007cm" svg:height="1.039cm" svg:x="18.585cm" svg:y="4.21cm">
          <draw:text-box>
            <text:p><text:span text:style-name="T1">Errors</text:span></text:p>
          </draw:text-box>
        </draw:frame>
        <draw:frame draw:style-name="gr26" draw:text-style-name="P5" draw:layer="layout" svg:width="3.398cm" svg:height="1.039cm" svg:x="17.382cm" svg:y="9.602cm">
          <draw:text-box>
            <text:p><text:span text:style-name="T1">ok_to_run</text:span></text:p>
          </draw:text-box>
        </draw:frame>
        <draw:frame draw:style-name="gr27" draw:text-style-name="P5" draw:layer="layout" svg:width="4.353cm" svg:height="1.039cm" svg:x="21.507cm" svg:y="8.456cm">
          <draw:text-box>
            <text:p><text:span text:style-name="T1">Chomsky_grammar</text:span></text:p>
          </draw:text-box>
        </draw:frame>
        <draw:frame draw:style-name="gr28" draw:text-style-name="P5" draw:layer="layout" svg:width="4.072cm" svg:height="1.039cm" svg:x="21.153cm" svg:y="11.428cm">
          <draw:text-box>
            <text:p><text:span text:style-name="T1">Chomsky_parse_trees</text:span></text:p>
          </draw:text-box>
        </draw:frame>
        <draw:frame draw:style-name="gr29" draw:text-style-name="P7" draw:layer="layout" svg:width="4.04cm" svg:height="1.039cm" draw:transform="rotate (-1.5707963267949) translate (26.269cm 8.101cm)">
          <draw:text-box>
            <text:p text:style-name="P6"><text:span text:style-name="T1">Chomskyfication_info</text:span></text:p>
          </draw:text-box>
        </draw:frame>
        <draw:frame draw:style-name="gr30" draw:text-style-name="P5" draw:layer="layout" svg:width="2.946cm" svg:height="1.039cm" svg:x="15.929cm" svg:y="12.573cm">
          <draw:text-box>
            <text:p><text:span text:style-name="T1">Parse_trees</text:span></text:p>
          </draw:text-box>
        </draw:frame>
        <draw:line draw:style-name="gr31" draw:text-style-name="P8" draw:layer="layout" svg:x1="4.81cm" svg:y1="2.905cm" svg:x2="8.62cm" svg:y2="2.905cm">
          <text:p/>
        </draw:line>
        <draw:line draw:style-name="gr32" draw:text-style-name="P8" draw:layer="layout" svg:x1="11.95cm" svg:y1="10.525cm" svg:x2="10.68cm" svg:y2="10.525cm">
          <text:p/>
        </draw:line>
        <draw:frame draw:style-name="gr33" draw:text-style-name="P9" draw:layer="layout" svg:width="2.788cm" svg:height="0.645cm" svg:x="4.845cm" svg:y="9.88cm">
          <draw:text-box>
            <text:p><text:span text:style-name="T2">Http_response</text:span></text:p>
          </draw:text-box>
        </draw:frame>
        <draw:frame draw:style-name="gr41" draw:text-style-name="P11" draw:layer="layout" svg:width="4.11cm" svg:height="8.131cm" svg:x="4.827cm" svg:y="1.635cm">
          <draw:text-box>
            <text:p text:style-name="P10"><text:span text:style-name="T2">http_terminals</text:span></text:p>
            <text:p text:style-name="P10"><text:span text:style-name="T2">http_nonterminals</text:span></text:p>
            <text:p text:style-name="P10"><text:span text:style-name="T2">http_head</text:span></text:p>
            <text:p text:style-name="P10"><text:span text:style-name="T2">http_rules</text:span></text:p>
            <text:p text:style-name="P10"><text:span text:style-name="T2">http_word</text:span></text:p>
          </draw:text-box>
        </draw:frame>
        <draw:custom-shape draw:style-name="gr35" draw:text-style-name="P8" xml:id="id15" draw:id="id15" draw:layer="layout" svg:width="6.35cm" svg:height="10.16cm" svg:x="20.36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08cm" svg:height="1.361cm" svg:x="7.587cm" svg:y="9.612cm">
          <text:p text:style-name="P1"><text:span text:style-name="T1">View_manager</text:span></text:p>
          <draw:enhanced-geometry svg:viewBox="0 0 21600 21600" draw:type="rectangle" draw:enhanced-path="M 0 0 L 21600 0 21600 21600 0 21600 0 0 Z N"/>
        </draw:custom-shape>
        <draw:line draw:style-name="gr32" draw:text-style-name="P8" draw:layer="layout" svg:x1="7.351cm" svg:y1="10.525cm" svg:x2="4.81cm" svg:y2="10.525cm">
          <text:p/>
        </draw:line>
        <draw:frame draw:style-name="gr36" draw:text-style-name="P12" draw:layer="layout" svg:width="5.29cm" svg:height="0.962cm" svg:x="21.002cm" svg:y="14.652cm">
          <draw:text-box>
            <text:p>Chomsky_parser</text:p>
          </draw:text-box>
        </draw:frame>
        <draw:frame draw:style-name="gr42" draw:text-style-name="P12" draw:layer="layout" svg:width="18.743cm" svg:height="4.127cm" svg:x="7.667cm" svg:y="18.78cm">
          <draw:text-box>
            <text:p>optimization proposal: bypass Grammar/Word conversion to http by using the http that was provided by the user</text:p>
          </draw:text-box>
        </draw:frame>
        <draw:frame draw:style-name="gr43" draw:text-style-name="P11" draw:layer="layout" svg:width="4.11cm" svg:height="8.131cm" svg:x="8.827cm" svg:y="13.636cm">
          <draw:text-box>
            <text:p text:style-name="P10"><text:span text:style-name="T2">http_errors</text:span></text:p>
            <text:p text:style-name="P10"><text:span text:style-name="T2">http_parse_trees</text:span></text:p>
          </draw:text-box>
        </draw:frame>
        <draw:line draw:style-name="gr4" draw:text-style-name="P8" draw:layer="layout" svg:x1="10.207cm" svg:y1="13.382cm" svg:x2="11.16cm" svg:y2="10.842cm">
          <text:p/>
        </draw:line>
        <draw:custom-shape draw:style-name="gr1" draw:text-style-name="P2" xml:id="id16" draw:id="id16" draw:layer="layout" svg:width="3.208cm" svg:height="1.361cm" svg:x="11.677cm" svg:y="9.697cm">
          <text:p text:style-name="P1"><text:span text:style-name="T1">To_http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975cm" svg:height="1.675cm" svg:x="12.947cm" svg:y="4.175cm">
          <text:p text:style-name="P1"><text:span text:style-name="T1">no erro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5" draw:text-style-name="P8" draw:layer="layout" svg:x1="10.425cm" svg:y1="5.01cm" svg:x2="12.965cm" svg:y2="5.01cm">
          <text:p/>
        </draw:line>
        <draw:line draw:style-name="gr46" draw:text-style-name="P8" draw:layer="layout" svg:x1="17.192cm" svg:y1="5.127cm" svg:x2="17.192cm" svg:y2="3.857cm">
          <text:p/>
        </draw:line>
        <draw:line draw:style-name="gr4" draw:text-style-name="P8" draw:layer="layout" svg:x1="15.922cm" svg:y1="5.127cm" svg:x2="17.192cm" svg:y2="5.127cm">
          <text:p/>
        </draw:line>
        <draw:frame draw:style-name="gr47" draw:text-style-name="P9" draw:layer="layout" svg:width="2.064cm" svg:height="0.645cm" svg:x="15.44cm" svg:y="5.092cm">
          <draw:text-box>
            <text:p><text:span text:style-name="T2">ok_to_ru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2T11:52:50.552000000</meta:creation-date>
    <meta:generator>LibreOffice/7.6.2.1$Windows_X86_64 LibreOffice_project/56f7684011345957bbf33a7ee678afaf4d2ba333</meta:generator>
    <dc:title>white_default</dc:title>
    <meta:editing-duration>PT1H14M22S</meta:editing-duration>
    <meta:editing-cycles>3</meta:editing-cycles>
    <dc:date>2024-06-25T18:02:48.621000000</dc:date>
    <meta:document-statistic meta:object-count="111"/>
    <meta:template xlink:type="simple" xlink:actuate="onRequest" xlink:title="white_default" xlink:href="../../../../AppData/Roaming/LibreOffice/4/user/template/Drawings/white_default.otg" meta:date="2024-06-22T11:52:49.304000000"/>
  </office:meta>
</office:document-meta>
</file>